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1000000000000020000000204B249CA79A42C6D7.png" manifest:media-type="image/png"/>
  <manifest:file-entry manifest:full-path="Pictures/2000000E0000634100004A4C8B8C0B6EC20B2683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Focus3-title">
      <style:graphic-properties fo:min-height="3.333cm"/>
    </style:style>
    <style:style style:name="pr2" style:family="presentation" style:parent-style-name="Focus3-outline1">
      <style:graphic-properties fo:min-height="12.12cm"/>
    </style:style>
    <style:style style:name="pr3" style:family="presentation" style:parent-style-name="Focus3-notes">
      <style:graphic-properties draw:fill-color="#ffffff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Learning about low-level programing via Spectre and Meltdown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Related micro-architecture brief</text:p>
              </text:list-item>
              <text:list-item>
                <text:p>Paradigm shift in trust boundaries</text:p>
              </text:list-item>
              <text:list-item>
                <text:p>Visit the Primary Documents</text:p>
                <text:list>
                  <text:list-item>
                    <text:p>Reference Material</text:p>
                  </text:list-item>
                </text:list>
              </text:list-item>
              <text:list-item>
                <text:p>How to Check Your System</text:p>
              </text:list-item>
              <text:list-item>
                <text:p>Brief visit the Mitigations</text:p>
                <text:list>
                  <text:list-item>
                    <text:p>Source and cod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ide Channel Micro-Architecture Vulnerability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Moore’s Law</text:p>
                <text:list>
                  <text:list-item>
                    <text:p>number of transistors on silicon hits ceiling</text:p>
                  </text:list-item>
                </text:list>
              </text:list-item>
              <text:list-item>
                <text:p>Better Pipeline Throughput</text:p>
                <text:list>
                  <text:list-item>
                    <text:p>Out of order execution, etal.</text:p>
                  </text:list-item>
                  <text:list-item>
                    <text:p>SIMD, AVX, etc.</text:p>
                  </text:list-item>
                </text:list>
              </text:list-item>
              <text:list-item>
                <text:p>Memory Hierarchy</text:p>
                <text:list>
                  <text:list-item>
                    <text:p>Latency bound to loc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End to End Domain Expertise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Lot of Hand-waving</text:p>
                <text:list>
                  <text:list-item>
                    <text:p>Media, cottage industries</text:p>
                  </text:list-item>
                  <text:list-item>
                    <text:p>Very few totally understand it</text:p>
                  </text:list-item>
                </text:list>
              </text:list-item>
              <text:list-item>
                <text:p>Hardware Micro-architecture</text:p>
                <text:list>
                  <text:list-item>
                    <text:p>Pipeline optimizations</text:p>
                  </text:list-item>
                </text:list>
              </text:list-item>
              <text:list-item>
                <text:p>Compiler Code Generation</text:p>
                <text:list>
                  <text:list-item>
                    <text:p>Compiler Optimizations, opcodes</text:p>
                  </text:list-item>
                </text:list>
              </text:list-item>
              <text:list-item>
                <text:p>Kernel Internal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rust Boundary Paradigm Shift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Out of order execution been around</text:p>
                <text:list>
                  <text:list-item>
                    <text:p>Since the 60’s</text:p>
                  </text:list-item>
                  <text:list-item>
                    <text:p>Knowledge of the the exploit been around</text:p>
                  </text:list-item>
                </text:list>
              </text:list-item>
              <text:list-item>
                <text:p>Intel initial response: by design</text:p>
              </text:list-item>
              <text:list-item>
                <text:p>Needle moves some</text:p>
                <text:list>
                  <text:list-item>
                    <text:p>Working with software </text:p>
                  </text:list-item>
                </text:list>
              </text:list-item>
              <text:list-item>
                <text:p>IMHO: this is a game changer</text:p>
                <text:list>
                  <text:list-item>
                    <text:p>PR trumps technological bound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History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Pentium 6 (mid 90’s)</text:p>
                <text:list>
                  <text:list-item>
                    <text:p>Netburst, then Core Micro-architecture</text:p>
                  </text:list-item>
                  <text:list-item>
                    <text:p>Improved cache support</text:p>
                  </text:list-item>
                  <text:list-item>
                    <text:p>SSE, SSE2, SSE3, SSE4, AVX, AVX2</text:p>
                  </text:list-item>
                  <text:list-item>
                    <text:p>Out of order execution</text:p>
                  </text:list-item>
                  <text:list-item>
                    <text:p>Enhanced atomic instruc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Processor Microarchitecture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Show pg 623 to 628 Modern x86 Assembly pdf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Memory Latency (not terribly up to date)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execute typical instruction<text:tab/>1/1,000,000,000 sec = 1 nanosec</text:p>
              </text:list-item>
              <text:list-item>
                <text:p>fetch from L1 cache memory<text:tab/>0.5 nanosec</text:p>
              </text:list-item>
              <text:list-item>
                <text:p>branch misprediction<text:tab/>5 nanosec</text:p>
              </text:list-item>
              <text:list-item>
                <text:p>fetch from L2 cache memory<text:tab/>7 nanosec</text:p>
              </text:list-item>
              <text:list-item>
                <text:p>Mutex lock/unlock<text:tab/>25 nanosec</text:p>
              </text:list-item>
              <text:list-item>
                <text:p>fetch from main memory<text:tab/>100 nanosec</text:p>
              </text:list-item>
              <text:list-item>
                <text:p>send 2K bytes over 1Gbps network<text:tab/>20,000 nanosec</text:p>
              </text:list-item>
              <text:list-item>
                <text:p>read 1MB sequentially from memory<text:tab/>250,000 nanosec</text:p>
              </text:list-item>
              <text:list-item>
                <text:p>fetch from new disk location (seek)<text:tab/>8,000,000 nanosec</text:p>
              </text:list-item>
              <text:list-item>
                <text:p>read 1MB sequentially from disk<text:tab/>20,000,000 nanosec</text:p>
              </text:list-item>
              <text:list-item>
                <text:p>send packet US to Europe and back<text:tab/>150 milliseconds = 150,000,000 nanose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Pipeline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Fetch, Dispatch, Decode, Execute, Retire</text:p>
              </text:list-item>
              <text:list-item>
                <text:p>Can execute out of order</text:p>
              </text:list-item>
              <text:list-item>
                <text:p>Must “retire” in ord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Pipeline Stalls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aiting on result </text:p>
                <text:p/>
              </text:list-item>
            </text:list>
          </draw:text-box>
        </draw:frame>
        <draw:line draw:style-name="gr2" draw:text-style-name="P3" draw:layer="layout" svg:x1="14.224cm" svg:y1="11.43cm" svg:x2="3.048cm" svg:y2="11.43cm">
          <text:p/>
        </draw:line>
        <draw:custom-shape draw:style-name="gr3" draw:text-style-name="P4" draw:layer="layout" svg:width="2.54cm" svg:height="2.54cm" svg:x="13.97cm" svg:y="10.16cm">
          <text:p text:style-name="P4">If x==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51cm" svg:y1="10.16cm" svg:x2="23.622cm" svg:y2="7.112cm">
          <text:p/>
        </draw:line>
        <draw:line draw:style-name="gr2" draw:text-style-name="P3" draw:layer="layout" svg:x1="16.51cm" svg:y1="12.7cm" svg:x2="24.13cm" svg:y2="16.002cm">
          <text:p/>
        </draw:line>
        <draw:frame draw:style-name="gr4" draw:text-style-name="P5" draw:layer="layout" svg:width="3.245cm" svg:height="1.725cm" svg:x="19.361cm" svg:y="5.895cm">
          <draw:text-box>
            <text:p>True branch</text:p>
          </draw:text-box>
        </draw:frame>
        <draw:frame draw:style-name="gr5" draw:text-style-name="P5" draw:layer="layout" svg:width="2.794cm" svg:height="1.725cm" svg:x="19.558cm" svg:y="15.24cm">
          <draw:text-box>
            <text:p>False Branch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SIMD, AVX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Single Instruction, Multiple Data</text:p>
                <text:list>
                  <text:list-item>
                    <text:p>Aka: vectorization</text:p>
                  </text:list-item>
                  <text:list-item>
                    <text:p>Compilers leverage SIMD</text:p>
                  </text:list-item>
                  <text:list-item>
                    <text:p>Available even on micro-controllers</text:p>
                  </text:list-item>
                  <text:list-item>
                    <text:p>Used by graphic cards (gpus)</text:p>
                  </text:list-item>
                </text:list>
              </text:list-item>
              <text:list-item>
                <text:p>AVX, AVX2</text:p>
                <text:list>
                  <text:list-item>
                    <text:p>Up to 256 bit data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Intel Analysis of Speculative Execution Side Channel Method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Bounds Check Bypass (Variant 1)</text:p>
              </text:list-item>
              <text:list-item>
                <text:p>Branch Target Injection (Variant 2)</text:p>
              </text:list-item>
              <text:list-item>
                <text:p>Rogue Data Cache Load (Variant 3)</text:p>
              </text:list-item>
              <text:list-item>
                <text:p>Mitigations</text:p>
              </text:list-item>
              <text:list-item>
                <text:p>Related Intel Security Features and Technologi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Google Project Zero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Show the blog:</text:p>
              </text:list-item>
              <text:list-item>
                <text:p><text:a xlink:href="https://googleprojectzero.blogspot.ca/2018/01/reading-privileged-memory-with-side.html" xlink:type="simple">https://googleprojectzero.blogspot.ca/2018/01/reading-privileged-memory-with-side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Check Your System 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From Linus:</text:p>
              </text:list-item>
              <text:list-item>
                <text:p><text:s/>cat /sys/devices/system/cpu/vulnerabilities</text:p>
              </text:list-item>
              <text:list-item>
                <text:p>Spectre-Meltdown-Checker</text:p>
              </text:list-item>
              <text:list-item>
                <text:p>https://github.com/speed47/spectre-meltdown-checker/issu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Memory Barriers in Kernel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Objdump vmlinuz</text:p>
                <text:p><text:span text:style-name="T1">fffffff80387f28: 8b 51 10 <text:s/>mov edx,DWORD PTR[rcx+0x10]</text:span></text:p>
                <text:p><text:span text:style-name="T1">ffffffff80387f2b: <text:s text:c="6"/>83 fa 01 <text:s text:c="13"/>cmp <text:s text:c="3"/>edx,0x1</text:span></text:p>
                <text:p><text:span text:style-name="T1">ffffffff80387f2e: <text:s text:c="6"/>75 f0 <text:s text:c="18"/>jne <text:s text:c="3"/>ffffffff80387f20 </text:span></text:p>
                <text:p><text:span text:style-name="T1">ffffffff80387f30: <text:s text:c="6"/>0f ae e8 <text:s text:c="13"/>lfence </text:span></text:p>
                <text:p><text:span text:style-name="T1">ffffffff80387f33: <text:s text:c="6"/>31 d2 <text:s text:c="17"/>xor <text:s text:c="3"/>edx,edx</text:span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Variant 2 Mitigations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IBRR (option 1)</text:p>
                <text:list>
                  <text:list-item>
                    <text:p>Indirect branch prediction is restricted</text:p>
                  </text:list-item>
                </text:list>
              </text:list-item>
              <text:list-item>
                <text:p>Return Trampoline (option 2 preferred)</text:p>
                <text:list>
                  <text:list-item>
                    <text:list>
                      <text:list-item>
                        <text:p>Code gen injects thunks to implement return trampoline</text:p>
                      </text:list-item>
                    </text:list>
                  </text:list-item>
                </text:list>
              </text:list-item>
              <text:list-item>
                <text:p>Runtime Environment</text:p>
                <text:list>
                  <text:list-item>
                    <text:p>Runtime manages user stack</text:p>
                  </text:list-item>
                  <text:list-item>
                    <text:p>Activation records</text:p>
                    <text:list>
                      <text:list-item>
                        <text:p>Return addres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Codegen Changes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Llvm source </text:p>
                <text:list>
                  <text:list-item>
                    <text:p>llvm/lib/Target/X86/X86RetpolineThunks.cpp</text:p>
                  </text:list-item>
                  <text:list-item>
                    <text:p>llvm/lld/ELF/Arch/X86.cpp</text:p>
                    <text:p>Pass that injects an MI thunk implementing a "retpoline". This is a RET-implemented trampoline that is used to lower indirect calls in a way that prevents speculation on some x86 processors and can be used to mitigate security vulnerabilities due to targeted speculative execution and side channels such as CVE-2017-5715.</text:p>
                  </text:list-item>
                  <text:list-item>
                    <text:p>TODO(chandlerc): All of this code could use better comments and documen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Variant 3 Mitigation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Page Table Isolation</text:p>
                <text:p><text:span text:style-name="T2">#ifdef CONFIG_PAGE_TABLE_ISOLATION</text:span></text:p>
                <text:p><text:span text:style-name="T2">extern void pti_init(void);</text:span></text:p>
                <text:p><text:span text:style-name="T2">extern void pti_check_boottime_disable(void);</text:span></text:p>
                <text:p><text:span text:style-name="T2">#else</text:span></text:p>
                <text:p><text:span text:style-name="T2">static inline void pti_check_boottime_disable(void) { }</text:span></text:p>
                <text:p><text:span text:style-name="T2">#endif</text:span></text:p>
                <text:p>-linux/arch/x86/mm/pti.c</text:p>
              </text:list-item>
              <text:list-item>
                <text:p><text:span text:style-name="T2">Changes to the high (kernel) portion of the kernelmode page tables are not automatically propagated to the usermode tables.</text:span></text:p>
              </text:list-item>
              <text:list-item>
                <text:p><text:span text:style-name="T2">Users should keep in mind that, unlike the kernelmode tables, there is no vmalloc_fault equivalent for the usermode tables. <text:s/>Top-level entries added to init_mm's usermode pgd after boot will not be automatically propagated to other mm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Resources - Bibliography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Intel Manuals </text:p>
                <text:list>
                  <text:list-item>
                    <text:p>Chapter 11: Memory Cache Control</text:p>
                  </text:list-item>
                  <text:list-item>
                    <text:p>Chapter 7: Optimizing Cache Usage</text:p>
                  </text:list-item>
                  <text:list-item>
                    <text:p>Chapter 18: Performance Monitoring</text:p>
                  </text:list-item>
                </text:list>
              </text:list-item>
              <text:list-item>
                <text:p>Books (pdf’s available)</text:p>
                <text:list>
                  <text:list-item>
                    <text:p>Modern x86 Assembly Language, Kusswurm</text:p>
                  </text:list-item>
                  <text:list-item>
                    <text:p>Linux Kernel Development, Love (pg 320ff)</text:p>
                  </text:list-item>
                  <text:list-item>
                    <text:p>Understanding the Linux Kernel, Bovet, Cesati (Ch. 2)</text:p>
                  </text:list-item>
                  <text:list-item>
                    <text:p>Linux Kernel Architecture, Mauerer (Ch. 3)</text:p>
                  </text:list-item>
                  <text:list-item>
                    <text:p>The Design and Implementation of the FreeBSD Operating System Second Edition, McKusick etal. (pg. 282ff)</text:p>
                  </text:list-item>
                  <text:list-item>
                    <text:p>Computer Organization and Design, Patterson, Hennessey</text:p>
                  </text:list-item>
                  <text:list-item>
                    <text:p>Engineering a Compiler, Cooper, Torczon (ch 12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a xlink:href="https://github.com/speed47/spectre-meltdown-checker/issues" xlink:type="simple">https://github.com/speed47/spectre-meltdown-checker/issues</text:a></text:p>
              </text:list-item>
              <text:list-item>
                <text:p><text:a xlink:href="https://newsroom.intel.com/wp-content/uploads/sites/11/2018/01/Intel-Analysis-of-Speculative-Execution-Side-Channels.pdf" xlink:type="simple">https://newsroom.intel.com/wp-content/uploads/sites/11/2018/01/Intel-Analysis-of-Speculative-Execution-Side-Channels.pdf</text:a></text:p>
              </text:list-item>
              <text:list-item>
                <text:p><text:a xlink:href="https://googleprojectzero.blogspot.ca/2018/01/reading-privileged-memory-with-side.html" xlink:type="simple">https://googleprojectzero.blogspot.ca/2018/01/reading-privileged-memory-with-side.html</text:a></text:p>
              </text:list-item>
              <text:list-item>
                <text:p><text:a xlink:href="https://software.intel.com/en-us/articles/intel-sdm?_ga=1.264303759.141161280.1442060501#combined" xlink:type="simple">https://software.intel.com/en-us/articles/intel-sdm?_ga=1.264303759.141161280.1442060501#combined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1" draw:layer="layout" svg:width="24.108cm" svg:height="3.333cm" svg:x="1.946cm" svg:y="1.239cm" presentation:class="title">
          <draw:text-box>
            <text:p>Links continued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<text:a xlink:href="https://llvm.org/docs/GettingStarted.html" xlink:type="simple">https://llvm.org/docs/GettingStarted.html</text:a></text:p>
              </text:list-item>
              <text:list-item>
                <text:p>https://en.wikipedia.org/wiki/Meltdown_(security_vulnerability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54cm" svg:stroke-color="#000000" draw:marker-start-width="0.584cm" draw:marker-end-width="0.58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09:40:26.184233644</meta:creation-date>
    <meta:editing-duration>PT4H34M43S</meta:editing-duration>
    <meta:editing-cycles>49</meta:editing-cycles>
    <meta:generator>LibreOffice/5.4.2.2$Linux_X86_64 LibreOffice_project/40m0$Build-2</meta:generator>
    <dc:date>2018-02-12T20:25:50.120142506</dc:date>
    <meta:document-statistic meta:object-count="14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